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rsid="000df6d0" officeooo:paragraph-rsid="000df6d0"/>
    </style:style>
    <style:style style:name="P5" style:family="paragraph" style:parent-style-name="Standard">
      <style:text-properties officeooo:rsid="000e8e8c" officeooo:paragraph-rsid="000e8e8c"/>
    </style:style>
    <style:style style:name="P6" style:family="paragraph" style:parent-style-name="Standard">
      <style:text-properties officeooo:rsid="00127e4c" officeooo:paragraph-rsid="00127e4c"/>
    </style:style>
    <style:style style:name="P7" style:family="paragraph" style:parent-style-name="Standard">
      <style:text-properties style:font-name="Courier" fo:font-size="10pt" officeooo:rsid="00127e4c" officeooo:paragraph-rsid="00127e4c" style:font-size-asian="10pt" style:font-size-complex="10pt"/>
    </style:style>
    <style:style style:name="P8" style:family="paragraph" style:parent-style-name="Standard">
      <style:text-properties style:font-name="Courier" fo:font-size="10pt" fo:language="zxx" fo:country="none" officeooo:rsid="00127e4c" officeooo:paragraph-rsid="00127e4c" style:font-size-asian="10pt" style:language-asian="zxx" style:country-asian="none" style:font-size-complex="10pt" style:language-complex="zxx" style:country-complex="none"/>
    </style:style>
    <style:style style:name="P9" style:family="paragraph" style:parent-style-name="Standard">
      <style:text-properties style:font-name="Courier" fo:font-size="10pt" fo:language="zxx" fo:country="none" officeooo:rsid="00127e4c" officeooo:paragraph-rsid="000e8e8c" style:font-size-asian="10pt" style:language-asian="zxx" style:country-asian="none" style:font-size-complex="10pt" style:language-complex="zxx" style:country-complex="none"/>
    </style:style>
    <style:style style:name="P10" style:family="paragraph" style:parent-style-name="Standard">
      <style:text-properties style:font-name="Courier" fo:font-size="10pt" fo:language="zxx" fo:country="none" officeooo:rsid="00127e4c" officeooo:paragraph-rsid="000df6d0" style:font-size-asian="10pt" style:language-asian="zxx" style:country-asian="none" style:font-size-complex="10pt" style:language-complex="zxx" style:country-complex="none"/>
    </style:style>
    <style:style style:name="P11" style:family="paragraph" style:parent-style-name="Standard">
      <style:text-properties officeooo:rsid="001325eb" officeooo:paragraph-rsid="001325eb"/>
    </style:style>
    <style:style style:name="P12" style:family="paragraph" style:parent-style-name="Heading_20_2">
      <style:text-properties fo:font-size="12pt" fo:language="zxx" fo:country="none" officeooo:rsid="0010e6e1" officeooo:paragraph-rsid="0010e6e1" style:font-size-asian="12pt" style:language-asian="zxx" style:country-asian="none" style:font-size-complex="12pt" style:language-complex="zxx" style:country-complex="none"/>
    </style:style>
    <style:style style:name="P13" style:family="paragraph" style:parent-style-name="Text_20_body">
      <style:text-properties officeooo:paragraph-rsid="0014ba5c"/>
    </style:style>
    <style:style style:name="T1" style:family="text">
      <style:text-properties fo:font-weight="bold" style:font-weight-asian="bold" style:font-weight-complex="bold"/>
    </style:style>
    <style:style style:name="T2" style:family="text">
      <style:text-properties officeooo:rsid="000e8e8c"/>
    </style:style>
    <style:style style:name="T3" style:family="text">
      <style:text-properties officeooo:rsid="000ef089"/>
    </style:style>
    <style:style style:name="T4" style:family="text">
      <style:text-properties style:font-name="Courier" fo:font-size="10pt" fo:language="zxx" fo:country="none" officeooo:rsid="00127e4c" style:font-size-asian="10pt" style:language-asian="zxx" style:country-asian="none" style:font-size-complex="10pt" style:language-complex="zxx" style:country-complex="none"/>
    </style:style>
    <style:style style:name="T5" style:family="text">
      <style:text-properties style:font-name="Courier" fo:font-size="10pt" fo:language="zxx" fo:country="none" officeooo:rsid="0014ba5c" style:font-size-asian="10pt" style:language-asian="zxx" style:country-asian="none" style:font-size-complex="10pt"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Coffee</text:p>
      <text:p text:style-name="P1">Steuerung einer Kaffeemaschine mir Raspberry Pi und Web-Applikation</text:p>
      <text:p text:style-name="Standard"/>
      <text:p text:style-name="Standard"/>
      <text:p text:style-name="P1">Programmcode</text:p>
      <text:p text:style-name="Standard">coffee2.php<text:tab/><text:tab/>-<text:tab/>CSS, HTML für Tabelle des Coffee-Schedule, ruft PHP Code aus <text:tab/><text:tab/><text:tab/><text:tab/><text:tab/>filerw-php auf</text:p>
      <text:p text:style-name="Standard">filerw.php<text:tab/><text:tab/>-<text:tab/>Hilfsfunktionen: </text:p>
      <text:p text:style-name="Standard"><text:tab/><text:tab/><text:tab/><text:tab/><text:span text:style-name="T1">rfcron</text:span> liest die Zeiten aus der Datei "coffee-schedule" in ein <text:tab/><text:tab/><text:tab/><text:tab/><text:tab/>zurückgeliefertes Array</text:p>
      <text:p text:style-name="Standard"><text:tab/><text:tab/><text:tab/><text:tab/><text:span text:style-name="T1">wfcron</text:span> wird durch Drücken des Buttons "Änderungen übernehmen" <text:tab/><text:tab/><text:tab/><text:tab/>aufgerufen; schreibt die Werte aller Eingabefelder in die Datei "coffee-<text:tab/><text:tab/><text:tab/><text:tab/>schedule"; vorher wir der letzte Stand von "coffee-schedule" in <text:tab/><text:tab/><text:tab/><text:tab/><text:tab/>"coffee-before" gesichert</text:p>
      <text:p text:style-name="Standard"><text:tab/><text:tab/><text:tab/><text:tab/><text:span text:style-name="T1">createcron</text:span> sichert den letzten Stand der crontab in "crontab.old" und <text:tab/><text:tab/><text:tab/><text:tab/>erstellt eine neue crontab aus der Werten aus coffee-schedule</text:p>
      <text:p text:style-name="Standard"><text:tab/><text:tab/><text:tab/><text:tab/></text:p>
      <text:p text:style-name="Standard">ergebnis.php<text:tab/><text:tab/>-<text:tab/>schreibt Ergebnis. Meldet Vollzug und ermöglicht Rückkehr uir <text:tab/><text:tab/><text:tab/><text:tab/><text:tab/>Tabelle</text:p>
      <text:p text:style-name="Standard"/>
      <text:p text:style-name="Standard"/>
      <text:p text:style-name="Standard"/>
      <text:p text:style-name="P1">Config und Logdateien</text:p>
      <text:p text:style-name="Standard"/>
      <text:p text:style-name="Standard">coffee-schedule<text:tab/>-<text:tab/>enthält die numerischen Start- und Stopzeiten, h- und min-Werte <text:tab/><text:tab/><text:tab/><text:tab/><text:tab/>sequenziell in <text:tab/>jeweils neuer Zeile</text:p>
      <text:p text:style-name="Standard"/>
      <text:p text:style-name="Standard">coffee-before<text:tab/><text:tab/>-<text:tab/>enthält die Kopie der Datei "coffee-schedule" vor deren letzer <text:tab/><text:tab/><text:tab/><text:tab/><text:tab/>Änderung</text:p>
      <text:p text:style-name="Standard"/>
      <text:p text:style-name="P11">crontab<text:tab/><text:tab/><text:tab/>-<text:tab/>die programmatisch erstellte crontab Datei, welche die Original crontab <text:tab/><text:tab/><text:tab/><text:tab/>ersetzen wird</text:p>
      <text:p text:style-name="Standard"/>
      <text:p text:style-name="Standard"/>
      <text:p text:style-name="Standard"/>
      <text:p text:style-name="P1">Deployment auf Zielsystem</text:p>
      <text:p text:style-name="Standard">coffee2.php, filerw.php und ergebnis.php <text:span text:style-name="T3">und mvct.sh </text:span>müssen in das Document Root Verzeichnis einen PHP-fähigen Webservers kopiert werden</text:p>
      <text:p text:style-name="Standard"/>
      <text:p text:style-name="Standard">coffee-schedule muss ebenfalls mit beliebigen Startwerten in das ./<text:span text:style-name="T3">tmp Verzeichnis unter dem </text:span>Document Root Verzeichnis einen PHP-fähigen Webservers kopiert werden</text:p>
      <text:p text:style-name="Standard"/>
      <text:p text:style-name="P2">Achtung: das Kopieren der /etc/crontab ist mittels einer Web-Application nicht direkt möglich, da dies root Rechte erfordern würde und dies dem unter non-root laufenden Web Server verboten ist!</text:p>
      <text:p text:style-name="Standard"/>
      <text:p text:style-name="Standard">Daher muss die neu geschriebene crontab im Web Server Verzeichnis von einem unter root laufenden Shell-Skript in /etc <text:span text:style-name="T3">automatisiert </text:span>kopiert werden, <text:span text:style-name="T3">sobald sie geändert wurde</text:span>. Dazu kann folgendes Rezept verwendet werden:</text:p>
      <text:p text:style-name="Standard"/>
      <text:p text:style-name="Standard"/>
      <text:p text:style-name="P5"><text:soft-page-break/>Shellscript (mvct.sh) zum Kopieren der /etc/crontab:</text:p>
      <text:p text:style-name="P5"/>
      <text:p text:style-name="P9">#!/bin/bash</text:p>
      <text:p text:style-name="P9">mv /etc/crontab /etc/crontab.old</text:p>
      <text:p text:style-name="P9">cd /var/www/html/tmp</text:p>
      <text:p text:style-name="P9">cp ./crontab /etc/crontab</text:p>
      <text:p text:style-name="P5"/>
      <text:p text:style-name="P5">ausführbar machen:</text:p>
      <text:p text:style-name="P5">sudo chmod 777 mvct.sh</text:p>
      <text:p text:style-name="P5"/>
      <text:p text:style-name="P6">in /etc/systemd/system müssen zwei Dateien erstellt werden:</text:p>
      <text:p text:style-name="P6"/>
      <text:p text:style-name="P6">copy.service Datei erstellen (sudo geany copy.service):</text:p>
      <text:p text:style-name="P6"/>
      <text:p text:style-name="P7">[Unit]</text:p>
      <text:p text:style-name="P7">Description=/etc/crontab austauschen (coffee-schedule Daten)</text:p>
      <text:p text:style-name="P7"/>
      <text:p text:style-name="P7">[Service]</text:p>
      <text:p text:style-name="P7">Type=oneshot</text:p>
      <text:p text:style-name="P7">ExecStart=/var/www/html/mvct.sh</text:p>
      <text:p text:style-name="Standard"/>
      <text:p text:style-name="P6">copy.path Datei erstellen (sudo geany copy.path): </text:p>
      <text:p text:style-name="P6"/>
      <text:p text:style-name="P8">[Unit]</text:p>
      <text:p text:style-name="P8">Description=Startet copy.service wenn eine Datei in /var/www/html/tmp</text:p>
      <text:p text:style-name="P8"/>
      <text:p text:style-name="P8">[Path]</text:p>
      <text:p text:style-name="P8">PathModified=/var/www/html/tmp</text:p>
      <text:p text:style-name="P8"/>
      <text:p text:style-name="P8">[Install]</text:p>
      <text:p text:style-name="P8">WantedBy=multi-user.target </text:p>
      <text:p text:style-name="Standard"/>
      <text:p text:style-name="P13">Nun habe ich mittels </text:p>
      <text:p text:style-name="P13"><text:span text:style-name="T4">systemctl start co</text:span><text:span text:style-name="T5">py</text:span><text:span text:style-name="T4">.path</text:span> </text:p>
      <text:p text:style-name="P13">das ganze einmalig gestartet. <text:span text:style-name="T2">Da keine Problem auftraten, kann das permanent geschaltet werden.</text:span></text:p>
      <text:p text:style-name="P4">Automatisierung scharf schalten, so dass sie auch einen Systemstart überlebt:</text:p>
      <text:p text:style-name="P10">pi@raspimp:/etc/systemd/system $ sudo systemctl enable copy.path</text:p>
      <text:h text:style-name="Heading_20_2" text:outline-level="2"/>
      <text:h text:style-name="P12" text:outline-level="2">hierher habe ich die Anregung:</text:h>
      <text:h text:style-name="Heading_20_2" text:outline-level="2">Verzeichnis mit systemd überwachen</text:h>
      <text:p text:style-name="Text_20_body">Veröffentlicht am 02. September 2015 unter: <text:a xlink:type="simple" xlink:href="https://fryboyter.de/categories/gnu-linux" text:style-name="Internet_20_link" text:visited-style-name="Visited_20_Internet_20_Link">GNU/Linux</text:a> &amp; <text:a xlink:type="simple" xlink:href="https://fryboyter.de/categories/osbn" text:style-name="Internet_20_link" text:visited-style-name="Visited_20_Internet_20_Link">OSBN</text:a> | <text:a xlink:type="simple" xlink:href="https://fryboyter.de/verzeichnis-mit-systemd-ueberwachen#isso-thread" text:style-name="Internet_20_link" text:visited-style-name="Visited_20_Internet_20_Link">10 Kommentare</text:a> </text:p>
      <text:p text:style-name="Text_20_body">Heute bekam ich folgende Anfrage (hier abgewandelt, da der genaue Vorgang intern bleiben soll). Wenn in einem Verzeichnis eine Avi-Datei gespeichert wird soll diese automatisch in eine Mkv-Datei (libtheora und libvorbis) umgewandelt und verschoben werden.</text:p>
      <text:p text:style-name="Text_20_body">Als erstes habe ich unter /home/video/ das Verzeichnis videos und Verzeichnis videos2 erstellt. Als nächstes habe ich im gleichen Homeverzeichnis folgendes Shellscript erstellt:</text:p>
      <text:p text:style-name="Preformatted_20_Text"><text:span text:style-name="Source_20_Text">#!/bin/bash</text:span></text:p>
      <text:p text:style-name="Preformatted_20_Text"><text:soft-page-break/><text:span text:style-name="Source_20_Text">cd /home/video/videos/ </text:span></text:p>
      <text:p text:style-name="Preformatted_20_Text"><text:span text:style-name="Source_20_Text">for i in *.avi; do </text:span></text:p>
      <text:p text:style-name="Preformatted_20_Text"><text:span text:style-name="Source_20_Text"><text:s text:c="4"/>ffmpeg -i "$i" -vcodec libtheora -acodec libvorbis "${i%.*}.mkv" </text:span></text:p>
      <text:p text:style-name="Preformatted_20_Text"><text:span text:style-name="Source_20_Text">done</text:span></text:p>
      <text:p text:style-name="Preformatted_20_Text"><text:span text:style-name="Source_20_Text">mv *.mkv /home/video/videos2/</text:span></text:p>
      <text:p text:style-name="P3"><text:span text:style-name="Source_20_Text">rm *.avi </text:span></text:p>
      <text:p text:style-name="Text_20_body">Das Shellscript wechselt erst in das eben erstellte Verzeichnis videos. Dort sucht es nach vorhandenen Dateien mit der Endung .avi und wandelt diese in eine Mkv-Datei mit libtheora und Libvorbis um. Danach werden die Mkv-Dateien in das Verzeichnis videos2 verschoben und die vorhandenen Avi-Datei gelöscht.</text:p>
      <text:p text:style-name="Text_20_body">Als nächstes habe ich mir Root-Rechte verschafft und mit diesen unter /etc/systemd/system die Datei convert.service mit folgendem Inhalt angelegt.</text:p>
      <text:p text:style-name="Preformatted_20_Text"><text:span text:style-name="Source_20_Text">[Unit]</text:span></text:p>
      <text:p text:style-name="Preformatted_20_Text"><text:span text:style-name="Source_20_Text">Description=Videos in ~/home/video/video automatisch konvertieren</text:span></text:p>
      <text:p text:style-name="Preformatted_20_Text"/>
      <text:p text:style-name="Preformatted_20_Text"><text:span text:style-name="Source_20_Text">[Service]</text:span></text:p>
      <text:p text:style-name="Preformatted_20_Text"><text:span text:style-name="Source_20_Text">Type=oneshot</text:span></text:p>
      <text:p text:style-name="P3"><text:span text:style-name="Source_20_Text">ExecStart=/home/video/convert.sh </text:span></text:p>
      <text:p text:style-name="Text_20_body">Hier wird im Grunde genommen nur angegeben, dass das eben erstellte Shellscript convert.sh ausgeführt wird.</text:p>
      <text:p text:style-name="Text_20_body">Im gleichen Verzeichnis habe ich nun noch die Datei convert.path angelegt und mit folgendem Inhalt befüllt.</text:p>
      <text:p text:style-name="Preformatted_20_Text"><text:span text:style-name="Source_20_Text">[Unit]</text:span></text:p>
      <text:p text:style-name="Preformatted_20_Text"><text:span text:style-name="Source_20_Text">Description=Startet convert.service wenn eine Datei in /home/video/video$ </text:span></text:p>
      <text:p text:style-name="Preformatted_20_Text"/>
      <text:p text:style-name="Preformatted_20_Text"><text:span text:style-name="Source_20_Text">[Path]</text:span></text:p>
      <text:p text:style-name="Preformatted_20_Text"><text:span text:style-name="Source_20_Text">PathModified=/home/video/videos/ </text:span></text:p>
      <text:p text:style-name="Preformatted_20_Text"/>
      <text:p text:style-name="Preformatted_20_Text"><text:span text:style-name="Source_20_Text">[Install]</text:span></text:p>
      <text:p text:style-name="P3"><text:span text:style-name="Source_20_Text">WantedBy=multi-user.target </text:span></text:p>
      <text:p text:style-name="Text_20_body">Hier ist der Abschnitt Path der wichtige Teil. Sobald im Verzeichnis /home/video/videos etwas geändert wird (wie eben dass dort eine Avi-Datei abgespeichert wird) wird das in der Service-Datei genannte Shellscript ausgeführt. Anstelle von PathModified gibt es noch PathExists=, PathExistsGlob=, PathChanged=, und DirectoryNotEmpty=. Diese werden unter man systemd.path oder <text:a xlink:type="simple" xlink:href="http://www.freedesktop.org/software/systemd/man/systemd.path.html" text:style-name="Internet_20_link" text:visited-style-name="Visited_20_Internet_20_Link">hier</text:a> online genauer erklärt.</text:p>
      <text:p text:style-name="Text_20_body">Nun habe ich mittels systemctl start convert.path das ganze einmalig gestartet. Das es nach einem Testlauf kein Probleme gegeben hat, habe ich diese Automatisierung mittels systemctl enable convert.path scharf geschaltet so dass der Spaß auch einen Neustart des Systems überlebt.</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PMincho" style:font-family-asian="'MS PMincho'"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9M21S</meta:editing-duration>
    <meta:editing-cycles>16</meta:editing-cycles>
    <meta:generator>LibreOffice/4.3.3.2$Linux_ARM_EABI LibreOffice_project/430m0$Build-2</meta:generator>
    <dc:date>2018-05-13T22:48:05.878511259</dc:date>
    <meta:document-statistic meta:table-count="0" meta:image-count="0" meta:object-count="0" meta:page-count="3" meta:paragraph-count="74" meta:word-count="647" meta:character-count="5115" meta:non-whitespace-character-count="4455"/>
    <meta:user-defined meta:name="Info 1"/>
    <meta:user-defined meta:name="Info 2"/>
    <meta:user-defined meta:name="Info 3"/>
    <meta:user-defined meta:name="Info 4"/>
  </office:meta>
</office:document-meta>
</file>